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116df3" style:font-size-asian="12pt" style:font-size-complex="12pt"/>
    </style:style>
    <style:style style:name="P4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239786" style:font-size-asian="12pt" style:font-size-complex="12pt"/>
    </style:style>
    <style:style style:name="P5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6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10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9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0" style:family="paragraph" style:parent-style-name="Standard" style:list-style-name="L7">
      <style:text-properties officeooo:paragraph-rsid="00253284"/>
    </style:style>
    <style:style style:name="P21" style:family="paragraph" style:parent-style-name="Standard" style:list-style-name="L8">
      <style:text-properties officeooo:paragraph-rsid="00116df3"/>
    </style:style>
    <style:style style:name="P22" style:family="paragraph" style:parent-style-name="Standard" style:list-style-name="L8">
      <style:text-properties officeooo:rsid="00253284" officeooo:paragraph-rsid="00253284"/>
    </style:style>
    <style:style style:name="P23" style:family="paragraph" style:parent-style-name="Standard">
      <style:paragraph-properties fo:text-align="start" style:justify-single-word="false"/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officeooo:rsid="00216278"/>
    </style:style>
    <style:style style:name="T8" style:family="text">
      <style:text-properties officeooo:rsid="00221931"/>
    </style:style>
    <style:style style:name="T9" style:family="text">
      <style:text-properties officeooo:rsid="00239786"/>
    </style:style>
    <style:style style:name="T10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officeooo:rsid="00239786" style:font-size-asian="12pt" style:font-size-complex="12pt"/>
    </style:style>
    <style:style style:name="T14" style:family="text">
      <style:text-properties style:text-line-through-style="none" style:text-line-through-type="none" style:font-name="DejaVu Sans Condensed" fo:font-size="12pt" officeooo:rsid="00253284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a35d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95ba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2a8b70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2ac014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c5eff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2ccf62" style:font-size-asian="12pt" style:font-weight-asian="bold" style:font-size-complex="12pt" style:font-weight-complex="bold"/>
    </style:style>
    <style:style style:name="T24" style:family="text">
      <style:text-properties officeooo:rsid="0027717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3"><text:span text:style-name="T21">1</text:span><text:span text:style-name="T23">0</text:span><text:span text:style-name="T21">3</text:span><text:span text:style-name="T15"> </text:span><text:span text:style-name="T16">- </text:span><text:span text:style-name="T20">Controls - </text:span><text:span text:style-name="T19">P</text:span><text:span text:style-name="T20">ilot</text:span><text:span text:style-name="T22"> - </text:span><text:span text:style-name="T17">Throttle </text:span><text:span text:style-name="T15">B</text:span><text:span text:style-name="T18">ase</text:span></text:p>
      <text:p text:style-name="P18">U=Up, D=Down, F=Forward, B=Backward, L=Left, R=Right, P=Press, S-*=Shift-<text:span text:style-name="T3">*</text:span>, L-*=Long-<text:span text:style-name="T3">*</text:span></text:p>
      <text:p text:style-name="P1"/>
      <text:p text:style-name="P1">Mode selector -- <text:span text:style-name="T9">Master display mode buttons (right side of cockpit)</text:span></text:p>
      <text:list xml:id="list2339796461" text:style-name="L1">
        <text:list-item>
          <text:p text:style-name="P3">1: Display mode Takeoff</text:p>
        </text:list-item>
        <text:list-item>
          <text:p text:style-name="P4">2: Display mode Cruise</text:p>
        </text:list-item>
        <text:list-item>
          <text:p text:style-name="P4">3: Display mode Air to Air</text:p>
        </text:list-item>
        <text:list-item>
          <text:p text:style-name="P4">4: Display mode Air to Ground</text:p>
        </text:list-item>
        <text:list-item>
          <text:p text:style-name="P4">5: Display mode Landing</text:p>
        </text:list-item>
      </text:list>
      <text:p text:style-name="P1">Flaps lever</text:p>
      <text:list xml:id="list2150108763" text:style-name="L2">
        <text:list-item>
          <text:p text:style-name="P5"><text:span text:style-name="T1">Axis</text:span><text:span text:style-name="T2">: --</text:span></text:p>
        </text:list-item>
      </text:list>
      <text:p text:style-name="P1">T1 switch</text:p>
      <text:list xml:id="list4271006808" text:style-name="L3">
        <text:list-item>
          <text:p text:style-name="P6">F: --</text:p>
        </text:list-item>
      </text:list>
      <text:p text:style-name="P1">T2 switch</text:p>
      <text:list xml:id="list1381126786" text:style-name="L4">
        <text:list-item>
          <text:p text:style-name="P7">F: --</text:p>
        </text:list-item>
      </text:list>
      <text:p text:style-name="P1">T3 switch</text:p>
      <text:list xml:id="list1560602811" text:style-name="L5">
        <text:list-item>
          <text:p text:style-name="P11">F: <text:span text:style-name="T24">VDI Mode TV, else Norm (shows TV camera in VDI when on)</text:span></text:p>
        </text:list-item>
      </text:list>
      <text:p text:style-name="P1">T4 switch</text:p>
      <text:list xml:id="list1773025216" text:style-name="L6">
        <text:list-item>
          <text:p text:style-name="P12">F: <text:span text:style-name="T24">HSD Mode NAV, else TID (shows compass in HSD when on)</text:span></text:p>
        </text:list-item>
      </text:list>
      <text:p text:style-name="P1">Lighted Buttons -- Master Modes, Master Arm, carrier calls</text:p>
      <text:list xml:id="list2967521009" text:style-name="L7">
        <text:list-item>
          <text:p text:style-name="P20"><text:span text:style-name="T11">B1</text:span><text:span text:style-name="T12">: </text:span><text:span text:style-name="T13">QTY select wing, else feed</text:span><text:span text:style-name="T12"><text:tab/><text:tab/></text:span><text:span text:style-name="T11">B2: Master Arm ON<text:tab/><text:tab/>B3: </text:span><text:span text:style-name="T13">Salute</text:span></text:p>
        </text:list-item>
      </text:list>
      <text:list xml:id="list4216142380" text:style-name="L8">
        <text:list-item>
          <text:p text:style-name="P21"><text:span text:style-name="T11">B4: </text:span><text:span text:style-name="T13">QTY select external, else feed</text:span><text:span text:style-name="T11"><text:tab/>B5: Master Arm OFF<text:tab/>B6: </text:span><text:span text:style-name="T14">Tomcat Ball</text:span></text:p>
        </text:list-item>
        <text:list-item>
          <text:p text:style-name="P22"><text:span text:style-name="T11"><text:tab/><text:tab/><text:tab/><text:tab/><text:tab/><text:tab/><text:tab/><text:tab/><text:tab/><text:tab/></text:span><text:span text:style-name="T10">S-B6: </text:span><text:span text:style-name="T13">Catapult Hook up</text:span></text:p>
        </text:list-item>
      </text:list>
      <text:p text:style-name="P1">T5 switch -- <text:span text:style-name="T7">Landing </text:span>Gear and Hook</text:p>
      <text:list xml:id="list2156110127" text:style-name="L9">
        <text:list-item>
          <text:p text:style-name="P8">U/D: <text:span text:style-name="T8">Landing </text:span>Gear up/down</text:p>
        </text:list-item>
        <text:list-item>
          <text:p text:style-name="P16"><text:span text:style-name="T2">S-U/</text:span><text:span text:style-name="T1">S-</text:span><text:span text:style-name="T2">D: Hook up/down</text:span></text:p>
        </text:list-item>
      </text:list>
      <text:p text:style-name="P1">T6 switch -- Flaps and <text:span text:style-name="T1">Refueling </text:span>Probe</text:p>
      <text:list xml:id="list1599803588" text:style-name="L10">
        <text:list-item>
          <text:p text:style-name="P9">U/D: Flaps switch up/down</text:p>
        </text:list-item>
        <text:list-item>
          <text:p text:style-name="P17"><text:span text:style-name="T2">S-U/</text:span><text:span text:style-name="T1">S-</text:span><text:span text:style-name="T2">D: Refueling probe extend/retract</text:span></text:p>
        </text:list-item>
      </text:list>
      <text:p text:style-name="P1">T7 switch -- Canopy</text:p>
      <text:list xml:id="list2581711916" text:style-name="L11">
        <text:list-item>
          <text:p text:style-name="P10">U: Canopy up/down <text:span text:style-name="T9">toggle</text:span></text:p>
        </text:list-item>
      </text:list>
      <text:p text:style-name="P1">E1 dial -- <text:span text:style-name="T1">Kneeboard</text:span></text:p>
      <text:list xml:id="list400960344" text:style-name="L12">
        <text:list-item>
          <text:p text:style-name="P13">P: Kneeboard toggle</text:p>
        </text:list-item>
        <text:list-item>
          <text:p text:style-name="P19"><text:span text:style-name="T5">L/R</text:span><text:span text:style-name="T6">: Flip pages</text:span></text:p>
        </text:list-item>
      </text:list>
      <text:list xml:id="list3409017315" text:style-name="L13">
        <text:list-item>
          <text:p text:style-name="P14">S-Rotate: RWR volume up/down</text:p>
        </text:list-item>
      </text:list>
      <text:p text:style-name="P1">E2 dial -- <text:span text:style-name="T1">NVGs</text:span></text:p>
      <text:list xml:id="list3957926310" text:style-name="L14">
        <text:list-item>
          <text:p text:style-name="P15">P: Toggle NVGs on/off</text:p>
        </text:list-item>
        <text:list-item>
          <text:p text:style-name="P15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4:40:19.046000000</dc:date>
    <meta:editing-duration>PT2H49M1S</meta:editing-duration>
    <meta:editing-cycles>2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8" meta:word-count="217" meta:character-count="1102" meta:non-whitespace-character-count="932"/>
  </office:meta>
</office:document-meta>
</file>